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2.554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15cm" fo:min-width="2.408cm" fo:padding-top="0.125cm" fo:padding-bottom="0.125cm" fo:padding-left="0.25cm" fo:padding-right="0.25cm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6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54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3cm" fo:min-width="6.159cm" loext:decorative="false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10" style:family="paragraph">
      <style:text-properties fo:color="#000000" loext:opacity="100%" style:font-name="MS Gothic" fo:font-size="9.5pt" style:font-name-asian="MS Gothic" style:font-size-asian="9.5pt" style:font-name-complex="MS Gothic" style:font-size-complex="9.5pt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MS Gothic" fo:font-size="9.5pt" fo:font-style="normal" fo:text-shadow="none" style:text-underline-style="none" fo:font-weight="normal" style:letter-kerning="true" style:font-name-asian="MS Gothic" style:font-size-asian="9.5pt" style:font-style-asian="normal" style:font-weight-asian="normal" style:font-name-complex="MS Gothic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054cm" svg:height="2.4cm" svg:x="9.5cm" svg:y="8cm">
          <text:p text:style-name="P1"><text:span text:style-name="T1">CIO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54cm" svg:height="2.4cm" svg:x="9.5cm" svg:y="12.2cm">
          <text:p text:style-name="P1"><text:span text:style-name="T1">CCode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08cm" svg:height="2.4cm" svg:x="1.3cm" svg:y="7.905cm">
          <text:p text:style-name="P3"><text:span text:style-name="T2">Main Program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218cm" svg:y1="9.2cm" svg:x2="9.5cm" svg:y2="9.2cm">
          <text:p/>
        </draw:line>
        <draw:frame draw:style-name="gr4" draw:text-style-name="P6" draw:layer="layout" svg:width="5.159cm" svg:height="1.183cm" svg:x="4.341cm" svg:y="7.9cm">
          <draw:text-box>
            <text:p><text:span text:style-name="T3">生成・</text:span></text:p>
            <text:p><text:span text:style-name="T3">読み込むファイルの一覧</text:span></text:p>
          </draw:text-box>
        </draw:frame>
        <draw:custom-shape draw:style-name="gr1" draw:text-style-name="P2" draw:layer="layout" svg:width="3.054cm" svg:height="2.4cm" svg:x="9.846cm" svg:y="12.546cm">
          <text:p text:style-name="P1"><text:span text:style-name="T1">CCode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54cm" svg:height="2.4cm" svg:x="10.2cm" svg:y="12.9cm">
          <text:p text:style-name="P1"><text:span text:style-name="T1">CCode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54cm" svg:height="2.4cm" svg:x="15.146cm" svg:y="8cm">
          <text:p text:style-name="P1"><text:span text:style-name="T1">CFile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54cm" svg:height="2.4cm" svg:x="15.146cm" svg:y="12.2cm">
          <text:p text:style-name="P1"><text:span text:style-name="T1">CFile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54cm" svg:height="2.4cm" svg:x="15.446cm" svg:y="8.3cm">
          <text:p text:style-name="P1"><text:span text:style-name="T1">CFile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54cm" svg:height="2.4cm" svg:x="15.846cm" svg:y="8.7cm">
          <text:p text:style-name="P1"><text:span text:style-name="T1">CFile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54cm" svg:height="2.4cm" svg:x="15.546cm" svg:y="12.6cm">
          <text:p text:style-name="P1"><text:span text:style-name="T1">CFile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54cm" svg:height="2.4cm" svg:x="15.946cm" svg:y="13cm">
          <text:p text:style-name="P1"><text:span text:style-name="T1">CFile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2.5cm" svg:y1="8.6cm" svg:x2="15.1cm" svg:y2="8.6cm">
          <text:p/>
        </draw:line>
        <draw:line draw:style-name="gr3" draw:text-style-name="P5" draw:layer="layout" svg:x1="12.5cm" svg:y1="9.3cm" svg:x2="15.1cm" svg:y2="13.3cm">
          <text:p/>
        </draw:line>
        <draw:frame draw:style-name="gr5" draw:text-style-name="P6" draw:layer="layout" svg:width="1.349cm" svg:height="0.717cm" svg:x="13cm" svg:y="7.983cm">
          <draw:text-box>
            <text:p><text:span text:style-name="T3">生成</text:span></text:p>
          </draw:text-box>
        </draw:frame>
        <draw:line draw:style-name="gr3" draw:text-style-name="P5" draw:layer="layout" svg:x1="15.2cm" svg:y1="9.2cm" svg:x2="12.6cm" svg:y2="9.2cm">
          <text:p/>
        </draw:line>
        <draw:frame draw:style-name="gr6" draw:text-style-name="P6" draw:layer="layout" svg:width="1.772cm" svg:height="0.717cm" svg:x="12.9cm" svg:y="8.6cm">
          <draw:text-box>
            <text:p><text:span text:style-name="T3">データ</text:span></text:p>
          </draw:text-box>
        </draw:frame>
        <draw:frame draw:style-name="gr7" draw:text-style-name="P6" draw:layer="layout" svg:width="3.042cm" svg:height="0.717cm" svg:x="13.8cm" svg:y="10.983cm">
          <draw:text-box>
            <text:p><text:span text:style-name="T3">生成・データ</text:span></text:p>
          </draw:text-box>
        </draw:frame>
        <draw:line draw:style-name="gr3" draw:text-style-name="P5" draw:layer="layout" svg:x1="10.4cm" svg:y1="10.4cm" svg:x2="10.4cm" svg:y2="12.2cm">
          <text:p/>
        </draw:line>
        <draw:line draw:style-name="gr3" draw:text-style-name="P5" draw:layer="layout" svg:x1="11.5cm" svg:y1="12.2cm" svg:x2="11.5cm" svg:y2="10.4cm">
          <text:p/>
        </draw:line>
        <draw:frame draw:style-name="gr6" draw:text-style-name="P6" draw:layer="layout" svg:width="1.772cm" svg:height="0.717cm" svg:x="11.428cm" svg:y="11cm">
          <draw:text-box>
            <text:p><text:span text:style-name="T3">データ</text:span></text:p>
          </draw:text-box>
        </draw:frame>
        <draw:frame draw:style-name="gr7" draw:text-style-name="P6" draw:layer="layout" svg:width="3.042cm" svg:height="0.717cm" svg:x="7.5cm" svg:y="11cm">
          <draw:text-box>
            <text:p><text:span text:style-name="T3">生成・データ</text:span></text:p>
          </draw:text-box>
        </draw:frame>
        <draw:frame draw:style-name="gr8" draw:text-style-name="P7" draw:layer="layout" svg:width="4.312cm" svg:height="0.95cm" svg:x="1.6cm" svg:y="5.95cm">
          <draw:text-box>
            <text:p>構想時の設計</text:p>
          </draw:text-box>
        </draw:frame>
      </draw:page>
      <draw:page draw:name="page2" draw:style-name="dp1" draw:master-page-name="標準">
        <draw:frame draw:style-name="gr8" draw:text-style-name="P7" draw:layer="layout" svg:width="5.717cm" svg:height="0.967cm" svg:x="2.8cm" svg:y="2.4cm">
          <draw:text-box>
            <text:p>2023年現在の設計</text:p>
          </draw:text-box>
        </draw:frame>
        <draw:line draw:style-name="gr3" draw:text-style-name="P5" draw:layer="layout" svg:x1="2.2cm" svg:y1="4.4cm" svg:x2="2.2cm" svg:y2="5.9cm">
          <text:p/>
        </draw:line>
        <draw:frame draw:style-name="gr9" draw:text-style-name="P9" draw:layer="layout" svg:width="9.773cm" svg:height="1.079cm" svg:x="2.241cm" svg:y="4.417cm">
          <draw:text-box>
            <text:p text:style-name="P8"><text:span text:style-name="T4">CProgressDlg</text:span><text:span text:style-name="T4">に生成・読み込むファイルの一覧をセット</text:span></text:p>
            <text:p text:style-name="P8"><text:span text:style-name="T4">CProgressDlg</text:span><text:span text:style-name="T4">のユーザースレッドを作成</text:span></text:p>
          </draw:text-box>
        </draw:frame>
        <draw:frame draw:style-name="gr8" draw:text-style-name="P7" draw:layer="layout" svg:width="7.614cm" svg:height="0.586cm" svg:x="1.4cm" svg:y="3.914cm">
          <draw:text-box>
            <text:p text:style-name="P10"><text:span text:style-name="T5">CMozJpegGUIDlg::OnBnClickedButtonConvert()</text:span></text:p>
          </draw:text-box>
        </draw:frame>
        <draw:frame draw:style-name="gr8" draw:text-style-name="P7" draw:layer="layout" svg:width="4.735cm" svg:height="0.586cm" svg:x="1.4cm" svg:y="5.714cm">
          <draw:text-box>
            <text:p text:style-name="P10"><text:span text:style-name="T5">CProgressDlg::AddThread()</text:span></text:p>
          </draw:text-box>
        </draw:frame>
        <draw:frame draw:style-name="gr9" draw:text-style-name="P12" draw:layer="layout" svg:width="7.932cm" svg:height="1.079cm" svg:x="2.241cm" svg:y="6.3cm">
          <draw:text-box>
            <text:p text:style-name="P11">CConvertに生成・読み込むファイルをセット</text:p>
            <text:p text:style-name="P11">CConvertのワーカースレッドを作成</text:p>
          </draw:text-box>
        </draw:frame>
        <draw:line draw:style-name="gr3" draw:text-style-name="P5" draw:layer="layout" svg:x1="2.2cm" svg:y1="6.2cm" svg:x2="2.2cm" svg:y2="7.7cm">
          <text:p/>
        </draw:line>
        <draw:frame draw:style-name="gr8" draw:text-style-name="P7" draw:layer="layout" svg:width="3.211cm" svg:height="0.586cm" svg:x="1.4cm" svg:y="7.514cm">
          <draw:text-box>
            <text:p text:style-name="P10"><text:span text:style-name="T5">CConvert::Main()</text:span></text:p>
          </draw:text-box>
        </draw:frame>
        <draw:line draw:style-name="gr3" draw:text-style-name="P5" draw:layer="layout" svg:x1="2.2cm" svg:y1="8cm" svg:x2="2.2cm" svg:y2="9.6cm">
          <text:p/>
        </draw:line>
        <draw:frame draw:style-name="gr9" draw:text-style-name="P12" draw:layer="layout" svg:width="6.895cm" svg:height="1.883cm" svg:x="2.241cm" svg:y="7.9cm">
          <draw:text-box>
            <text:p text:style-name="P11">指定ファイルを読み込み</text:p>
            <text:p text:style-name="P11">CProgressDlg::AddThread()を呼び出し</text:p>
            <text:p text:style-name="P11">画像変換</text:p>
            <text:p text:style-name="P11">画像書き出し</text:p>
          </draw:text-box>
        </draw:frame>
        <draw:line draw:style-name="gr3" draw:text-style-name="P5" draw:layer="layout" svg:x1="9.1cm" svg:y1="8.7cm" svg:x2="10.9cm" svg:y2="8.7cm">
          <text:p/>
        </draw:line>
        <draw:frame draw:style-name="gr8" draw:text-style-name="P7" draw:layer="layout" svg:width="4.735cm" svg:height="0.586cm" svg:x="10.9cm" svg:y="8.431cm">
          <draw:text-box>
            <text:p text:style-name="P10"><text:span text:style-name="T5">CProgressDlg::AddThread()</text:span></text:p>
          </draw:text-box>
        </draw:frame>
        <draw:line draw:style-name="gr3" draw:text-style-name="P5" draw:layer="layout" svg:x1="11.7cm" svg:y1="8.917cm" svg:x2="11.7cm" svg:y2="10.417cm">
          <text:p/>
        </draw:line>
        <draw:frame draw:style-name="gr8" draw:text-style-name="P7" draw:layer="layout" svg:width="3.211cm" svg:height="0.586cm" svg:x="10.9cm" svg:y="10.231cm">
          <draw:text-box>
            <text:p text:style-name="P10"><text:span text:style-name="T5">CConvert::Main()</text:span></text:p>
          </draw:text-box>
        </draw:frame>
        <draw:line draw:style-name="gr3" draw:text-style-name="P5" draw:layer="layout" svg:x1="11.7cm" svg:y1="10.717cm" svg:x2="11.7cm" svg:y2="12.317cm">
          <text:p/>
        </draw:line>
        <draw:frame draw:style-name="gr9" draw:text-style-name="P12" draw:layer="layout" svg:width="6.895cm" svg:height="1.883cm" svg:x="11.741cm" svg:y="10.617cm">
          <draw:text-box>
            <text:p text:style-name="P11">指定ファイルを読み込み</text:p>
            <text:p text:style-name="P11">CProgressDlg::AddThread()を呼び出し</text:p>
            <text:p text:style-name="P11">画像変換</text:p>
            <text:p text:style-name="P11">画像書き出し</text:p>
          </draw:text-box>
        </draw:frame>
        <draw:frame draw:style-name="gr9" draw:text-style-name="P12" draw:layer="layout" svg:width="7.932cm" svg:height="1.079cm" svg:x="11.668cm" svg:y="8.921cm">
          <draw:text-box>
            <text:p text:style-name="P11">CConvertに生成・読み込むファイルをセット</text:p>
            <text:p text:style-name="P11">CConvertのワーカースレッドを作成</text:p>
          </draw:text-box>
        </draw:frame>
        <draw:line draw:style-name="gr3" draw:text-style-name="P5" draw:layer="layout" svg:x1="18.4cm" svg:y1="11.3cm" svg:x2="20.2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2-02T23:49:16.555000000</meta:creation-date>
    <dc:date>2024-02-22T00:11:20.780000000</dc:date>
    <meta:editing-duration>PT39M12S</meta:editing-duration>
    <meta:editing-cycles>2</meta:editing-cycles>
    <meta:generator>LibreOffice/7.6.4.1$Windows_X86_64 LibreOffice_project/e19e193f88cd6c0525a17fb7a176ed8e6a3e2aa1</meta:generator>
    <meta:document-statistic meta:object-count="42"/>
  </office:meta>
</office:document-meta>
</file>